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2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3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4" style:family="graphic" style:parent-style-name="standard">
      <style:graphic-properties svg:stroke-width="0cm" draw:fill-color="#000000" draw:textarea-horizontal-align="justify" draw:textarea-vertical-align="middle" draw:auto-grow-height="false" fo:padding-top="0.087cm" fo:padding-bottom="0.087cm" fo:padding-left="0.212cm" fo:padding-right="0.212cm"/>
    </style:style>
    <style:style style:name="gr5" style:family="graphic" style:parent-style-name="standard">
      <style:graphic-properties svg:stroke-width="0cm" draw:marker-end="Arrow" draw:marker-end-width="0.051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7" style:family="graphic" style:parent-style-name="standard">
      <style:graphic-properties svg:stroke-width="0.025cm" draw:marker-start-width="0.432cm" draw:marker-end-width="0.432cm" draw:fill="none" draw:textarea-horizontal-align="justify" draw:textarea-vertical-align="middle" draw:auto-grow-height="false" fo:padding-top="0.099cm" fo:padding-bottom="0.099cm" fo:padding-left="0.224cm" fo:padding-right="0.224cm" draw:shadow="hidden"/>
    </style:style>
    <style:style style:name="gr8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dash" draw:stroke-dash="Ultrafine_20_Dashed"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12" style:family="graphic" style:parent-style-name="standard">
      <style:graphic-properties draw:stroke="dash" draw:stroke-dash="Ultrafine_20_Dashed" svg:stroke-width="0cm" draw:textarea-horizontal-align="center" draw:textarea-vertical-align="middle" fo:padding-top="0.087cm" fo:padding-bottom="0.087cm" fo:padding-left="0.212cm" fo:padding-right="0.212cm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55cm" fo:min-width="0cm" fo:padding-top="0.087cm" fo:padding-bottom="0.087cm" fo:padding-left="0.212cm" fo:padding-right="0.212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18pt" style:font-size-complex="1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033cm" svg:height="3.034cm" draw:transform="rotate (0.7853981633973) translate (2.3744887583751cm 3.2168192565357cm)" svg:viewBox="0 0 3034 3035" svg:d="m1517 8790c-360 0-634 274-634 634s274 635 634 635 635-275 635-635-275-634-635-634zm1095 488c-25 0-49 24-49 49v197c0 25 24 50 49 50h410c4 0 8-1 12-2-28 318-148 602-333 829-2-4-5-9-9-12l-290-290c-17-18-51-18-69 0l-139 139c-18 18-19 53-1 70l290 290c3 4 8 7 12 9-227 186-512 306-831 334 2-5 3-10 3-15v-410c0-24-25-49-50-49h-197c-25 0-49 25-49 49v410c0 5 1 10 3 16-320-28-606-147-834-334 6-2 10-5 14-9l290-290c17-17 17-52 0-70l-140-139c-17-18-52-17-69 0l-290 290c-4 4-7 9-9 14-188-228-308-515-336-836 3 1 7 2 11 2h410c24 0 49-25 49-50v-197c0-25-25-49-49-49h-410c-4 0-7 0-11 1 29-315 146-598 330-824 2 4 4 7 7 10l290 290c17 17 52 17 70 0l139-140c18-17 17-52 0-69l-290-290c-3-3-7-6-11-8 229-189 518-310 841-337-2 4-2 8-2 12v410c0 25 24 49 49 49h197c25 0 50-24 50-49v-410c0-4-1-8-2-11 317 28 600 148 827 333-5 2-9 5-13 8l-290 290c-18 18-18 52 0 69l139 140c18 17 53 18 70 0l290-290c4-3 7-8 9-12 187 227 307 514 334 834-4-2-8-2-12-2z">
          <text:p/>
        </draw:path>
        <draw:custom-shape draw:style-name="gr2" draw:text-style-name="P1" draw:layer="layout" svg:width="0.762cm" svg:height="0.762cm" draw:transform="rotate (0.7853981633973) translate (3.982cm 3.2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27cm" svg:y1="2.836cm" svg:x2="4.527cm" svg:y2="2.577cm">
          <text:p/>
        </draw:line>
        <draw:line draw:style-name="gr3" draw:text-style-name="P1" draw:layer="layout" svg:x1="4.528cm" svg:y1="3.599cm" svg:x2="4.528cm" svg:y2="3.858cm">
          <text:p/>
        </draw:line>
        <draw:line draw:style-name="gr3" draw:text-style-name="P1" draw:layer="layout" svg:x1="4.786cm" svg:y1="3.482cm" svg:x2="4.973cm" svg:y2="3.67cm">
          <text:p/>
        </draw:line>
        <draw:line draw:style-name="gr3" draw:text-style-name="P1" draw:layer="layout" svg:x1="5.161cm" svg:y1="3.224cm" svg:x2="4.902cm" svg:y2="3.224cm">
          <text:p/>
        </draw:line>
        <draw:line draw:style-name="gr3" draw:text-style-name="P1" draw:layer="layout" svg:x1="4.981cm" svg:y1="2.771cm" svg:x2="4.793cm" svg:y2="2.958cm">
          <text:p/>
        </draw:line>
        <draw:line draw:style-name="gr3" draw:text-style-name="P1" draw:layer="layout" svg:x1="4.075cm" svg:y1="3.677cm" svg:x2="4.255cm" svg:y2="3.497cm">
          <text:p/>
        </draw:line>
        <draw:line draw:style-name="gr3" draw:text-style-name="P1" draw:layer="layout" svg:x1="4.132cm" svg:y1="3.228cm" svg:x2="3.88cm" svg:y2="3.228cm">
          <text:p/>
        </draw:line>
        <draw:line draw:style-name="gr3" draw:text-style-name="P1" draw:layer="layout" svg:x1="4.256cm" svg:y1="2.952cm" svg:x2="4.076cm" svg:y2="2.772cm">
          <text:p/>
        </draw:line>
        <draw:g>
          <draw:custom-shape draw:style-name="gr2" draw:text-style-name="P1" draw:layer="layout" svg:width="0.207cm" svg:height="0.205cm" draw:transform="rotate (0.7853981633973) translate (3.188cm 3.2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7853981633973) translate (3.238cm 3.2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7853981633973) translate (2.947cm 3.2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7853981633973) translate (2.996cm 3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7853981633973) translate (3.528cm 4.0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7853981633973) translate (3.576cm 4.0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7853981633973) translate (3.355cm 4.2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7853981633973) translate (3.404cm 4.2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7853981633973) translate (5.569cm 3.2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612cm" svg:y1="3.219cm" svg:x2="5.816cm" svg:y2="3.219cm">
            <text:p/>
          </draw:line>
          <draw:line draw:style-name="gr3" draw:text-style-name="P1" draw:layer="layout" svg:x1="5.712cm" svg:y1="3.32cm" svg:x2="5.712cm" svg:y2="3.116cm">
            <text:p/>
          </draw:line>
        </draw:g>
        <draw:g>
          <draw:custom-shape draw:style-name="gr2" draw:text-style-name="P1" draw:layer="layout" svg:width="0.207cm" svg:height="0.205cm" draw:transform="rotate (0.7853981633973) translate (5.811cm 3.2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853cm" svg:y1="3.222cm" svg:x2="6.057cm" svg:y2="3.222cm">
            <text:p/>
          </draw:line>
          <draw:line draw:style-name="gr3" draw:text-style-name="P1" draw:layer="layout" svg:x1="5.953cm" svg:y1="3.322cm" svg:x2="5.953cm" svg:y2="3.118cm">
            <text:p/>
          </draw:line>
        </draw:g>
        <draw:g>
          <draw:custom-shape draw:style-name="gr2" draw:text-style-name="P1" draw:layer="layout" svg:width="0.207cm" svg:height="0.205cm" draw:transform="rotate (0.7853981633973) translate (5.217cm 2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26cm" svg:y1="2.377cm" svg:x2="5.464cm" svg:y2="2.377cm">
            <text:p/>
          </draw:line>
          <draw:line draw:style-name="gr3" draw:text-style-name="P1" draw:layer="layout" svg:x1="5.36cm" svg:y1="2.478cm" svg:x2="5.36cm" svg:y2="2.274cm">
            <text:p/>
          </draw:line>
        </draw:g>
        <draw:g>
          <draw:custom-shape draw:style-name="gr2" draw:text-style-name="P1" draw:layer="layout" svg:width="0.207cm" svg:height="0.205cm" draw:transform="rotate (0.7853981633973) translate (5.389cm 2.2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432cm" svg:y1="2.22cm" svg:x2="5.636cm" svg:y2="2.22cm">
            <text:p/>
          </draw:line>
          <draw:line draw:style-name="gr3" draw:text-style-name="P1" draw:layer="layout" svg:x1="5.532cm" svg:y1="2.32cm" svg:x2="5.532cm" svg:y2="2.116cm">
            <text:p/>
          </draw:line>
        </draw:g>
        <draw:g>
          <draw:custom-shape draw:style-name="gr2" draw:text-style-name="P1" draw:layer="layout" svg:width="0.207cm" svg:height="0.205cm" draw:transform="rotate (0.7853981633973) translate (3.538cm 2.3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7853981633973) translate (3.587cm 2.3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7853981633973) translate (3.363cm 2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7853981633973) translate (3.412cm 2.2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7853981633973) translate (5.221cm 4.0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264cm" svg:y1="4.059cm" svg:x2="5.468cm" svg:y2="4.059cm">
            <text:p/>
          </draw:line>
          <draw:line draw:style-name="gr3" draw:text-style-name="P1" draw:layer="layout" svg:x1="5.364cm" svg:y1="4.16cm" svg:x2="5.364cm" svg:y2="3.956cm">
            <text:p/>
          </draw:line>
        </draw:g>
        <draw:g>
          <draw:custom-shape draw:style-name="gr2" draw:text-style-name="P1" draw:layer="layout" svg:width="0.207cm" svg:height="0.205cm" draw:transform="rotate (0.7853981633973) translate (5.377cm 4.2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42cm" svg:y1="4.225cm" svg:x2="5.624cm" svg:y2="4.225cm">
            <text:p/>
          </draw:line>
          <draw:line draw:style-name="gr3" draw:text-style-name="P1" draw:layer="layout" svg:x1="5.52cm" svg:y1="4.325cm" svg:x2="5.52cm" svg:y2="4.121cm">
            <text:p/>
          </draw:line>
        </draw:g>
        <draw:custom-shape draw:style-name="gr4" draw:text-style-name="P1" draw:layer="layout" svg:width="0.182cm" svg:height="0.203cm" svg:x="4.724cm" svg:y="3.1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182cm" svg:height="0.203cm" svg:x="4.135cm" svg:y="3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257cm" svg:y1="3.225cm" svg:x2="4.429cm" svg:y2="3.225cm">
          <text:p/>
        </draw:line>
        <draw:line draw:style-name="gr5" draw:text-style-name="P1" draw:layer="layout" svg:x1="4.591cm" svg:y1="3.227cm" svg:x2="4.734cm" svg:y2="3.227cm">
          <text:p/>
        </draw:line>
        <draw:frame draw:style-name="gr6" draw:text-style-name="P2" draw:layer="layout" svg:width="0.583cm" svg:height="0.493cm" svg:x="4.653cm" svg:y="2.749cm">
          <draw:text-box>
            <text:p><text:span text:style-name="T1">1</text:span></text:p>
          </draw:text-box>
        </draw:frame>
        <draw:frame draw:style-name="gr6" draw:text-style-name="P2" draw:layer="layout" svg:width="0.583cm" svg:height="0.493cm" svg:x="4.693cm" svg:y="3.157cm">
          <draw:text-box>
            <text:p><text:span text:style-name="T1">2</text:span></text:p>
          </draw:text-box>
        </draw:frame>
        <draw:frame draw:style-name="gr6" draw:text-style-name="P2" draw:layer="layout" svg:width="0.583cm" svg:height="0.493cm" svg:x="4.446cm" svg:y="3.429cm">
          <draw:text-box>
            <text:p><text:span text:style-name="T1">3</text:span></text:p>
          </draw:text-box>
        </draw:frame>
        <draw:frame draw:style-name="gr6" draw:text-style-name="P2" draw:layer="layout" svg:width="0.583cm" svg:height="0.493cm" svg:x="4.043cm" svg:y="3.45cm">
          <draw:text-box>
            <text:p><text:span text:style-name="T1">4</text:span></text:p>
          </draw:text-box>
        </draw:frame>
        <draw:frame draw:style-name="gr6" draw:text-style-name="P2" draw:layer="layout" svg:width="0.583cm" svg:height="0.493cm" svg:x="3.785cm" svg:y="3.197cm">
          <draw:text-box>
            <text:p><text:span text:style-name="T1">5</text:span></text:p>
          </draw:text-box>
        </draw:frame>
        <draw:frame draw:style-name="gr6" draw:text-style-name="P2" draw:layer="layout" svg:width="0.583cm" svg:height="0.493cm" svg:x="3.748cm" svg:y="2.79cm">
          <draw:text-box>
            <text:p><text:span text:style-name="T1">6</text:span></text:p>
          </draw:text-box>
        </draw:frame>
        <draw:frame draw:style-name="gr6" draw:text-style-name="P2" draw:layer="layout" svg:width="0.583cm" svg:height="0.493cm" svg:x="4.033cm" svg:y="2.526cm">
          <draw:text-box>
            <text:p><text:span text:style-name="T1">7</text:span></text:p>
          </draw:text-box>
        </draw:frame>
        <draw:frame draw:style-name="gr6" draw:text-style-name="P2" draw:layer="layout" svg:width="0.583cm" svg:height="0.493cm" svg:x="4.435cm" svg:y="2.51cm">
          <draw:text-box>
            <text:p><text:span text:style-name="T1">8</text:span></text:p>
          </draw:text-box>
        </draw:frame>
        <draw:path draw:style-name="gr7" draw:text-style-name="P1" draw:layer="layout" svg:width="0.192cm" svg:height="1.076cm" draw:transform="rotate (0.39269908169865) translate (4.61896276148263cm 2.02151001787439cm)" svg:viewBox="0 0 193 1077" svg:d="m0 7270c102 135 193 453 193 663 0 159-40 294-101 414">
          <text:p/>
        </draw:path>
        <draw:path draw:style-name="gr1" draw:text-style-name="P1" draw:layer="layout" svg:width="0.189cm" svg:height="1.055cm" draw:transform="rotate (1.17809724509595) translate (3.76043197471816cm 2.31109918924924cm)" svg:viewBox="0 0 190 1056" svg:d="m0 8717c103 135 190 421 190 631 1 159-35 304-96 425">
          <text:p/>
        </draw:path>
        <draw:path draw:style-name="gr1" draw:text-style-name="P1" draw:layer="layout" svg:width="0.192cm" svg:height="1.076cm" draw:transform="rotate (1.96349540849325) translate (3.33819296409079cm 3.12352531998632cm)" svg:viewBox="0 0 193 1077" svg:d="m0 3778c102 135 193 443 193 653 0 159-35 304-96 424">
          <text:p/>
        </draw:path>
        <draw:path draw:style-name="gr1" draw:text-style-name="P1" draw:layer="layout" svg:width="0.177cm" svg:height="1.049cm" draw:transform="rotate (2.74889357189055) translate (3.61088967149322cm 3.96740535042422cm)" svg:viewBox="0 0 178 1050" svg:d="m0-4567c102 135 178 417 178 626 0 159-35 304-95 424">
          <text:p/>
        </draw:path>
        <draw:path draw:style-name="gr7" draw:text-style-name="P1" draw:layer="layout" svg:width="0.172cm" svg:height="1.045cm" draw:transform="rotate (-2.74889357189174) translate (4.41249188022738cm 4.41577562034912cm)" svg:viewBox="0 0 173 1046" svg:d="m0-11536c102 135 173 412 173 622 0 159-35 304-96 424">
          <text:p/>
        </draw:path>
        <draw:path draw:style-name="gr1" draw:text-style-name="P1" draw:layer="layout" svg:width="0.202cm" svg:height="1.033cm" draw:transform="rotate (-1.96349540849444) translate (5.27643462799331cm 4.1131208193255cm)" svg:viewBox="0 0 203 1034" svg:d="m0-12898c103 135 202 408 203 618 0 160-41 296-102 416">
          <text:p/>
        </draw:path>
        <draw:path draw:style-name="gr1" draw:text-style-name="P1" draw:layer="layout" svg:width="0.192cm" svg:height="1.045cm" draw:transform="rotate (-1.17809724509714) translate (5.70632730726799cm 3.31917227923865cm)" svg:viewBox="0 0 193 1046" svg:d="m0-8004c102 135 193 402 193 612 0 159-40 314-101 434">
          <text:p/>
        </draw:path>
        <draw:path draw:style-name="gr1" draw:text-style-name="P1" draw:layer="layout" svg:width="0.198cm" svg:height="1.053cm" draw:transform="rotate (-0.392699081699836) translate (5.41673813589313cm 2.46064149247418cm)" svg:viewBox="0 0 199 1054" svg:d="m0 401c103 135 198 420 199 630 0 159-36 304-96 424">
          <text:p/>
        </draw:path>
        <draw:path draw:style-name="gr1" draw:text-style-name="P1" draw:layer="layout" svg:width="0.884cm" svg:height="0.896cm" draw:transform="rotate (2.74889357189055) translate (5.58812818505326cm 4.14961912733169cm)" svg:viewBox="0 0 885 897" svg:d="m885-2494c-75-20-168-67-263-124s-193-126-303-219c-168-170-262-350-319-554">
          <text:p/>
        </draw:path>
        <draw:path draw:style-name="gr1" draw:text-style-name="P1" draw:layer="layout" svg:width="0.903cm" svg:height="0.903cm" draw:transform="rotate (-2.74889357189174) translate (5.95328637233871cm 3.11838079490877cm)" svg:viewBox="0 0 904 904" svg:d="m904-9414c-75-20-168-67-264-124s-192-126-302-219c-168-170-282-358-338-561">
          <text:p/>
        </draw:path>
        <draw:path draw:style-name="gr1" draw:text-style-name="P1" draw:layer="layout" svg:width="0.888cm" svg:height="0.899cm" draw:transform="rotate (-1.96349540849444) translate (5.46247523922444cm 2.14512110109057cm)" svg:viewBox="0 0 889 900" svg:d="m889-10835c-75-19-168-66-264-123s-192-126-303-220c-168-169-265-353-322-557">
          <text:p/>
        </draw:path>
        <draw:path draw:style-name="gr7" draw:text-style-name="P1" draw:layer="layout" svg:width="0.913cm" svg:height="0.906cm" draw:transform="rotate (-1.17809724509714) translate (4.42199811147641cm 1.78378974812878cm)" svg:viewBox="0 0 914 907" svg:d="m914-5899c-75-20-168-67-264-124s-192-126-302-219c-168-170-292-361-348-564">
          <text:p/>
        </draw:path>
        <draw:path draw:style-name="gr1" draw:text-style-name="P1" draw:layer="layout" svg:width="0.903cm" svg:height="0.882cm" draw:transform="rotate (0.39269908169865) translate (3.10850904642485cm 3.33989144017528cm)" svg:viewBox="0 0 904 883" svg:d="m904 9433c-75-20-168-67-264-124s-192-125-302-219c-168-170-282-337-338-540">
          <text:p/>
        </draw:path>
        <draw:path draw:style-name="gr1" draw:text-style-name="P1" draw:layer="layout" svg:width="0.919cm" svg:height="0.91cm" draw:transform="rotate (-0.392699081699836) translate (3.44661209488025cm 2.2982118691818cm)" svg:viewBox="0 0 920 911" svg:d="m920 2520c-75-19-168-66-264-123s-192-126-302-220c-169-169-297-364-354-568">
          <text:p/>
        </draw:path>
        <draw:path draw:style-name="gr1" draw:text-style-name="P1" draw:layer="layout" svg:width="0.904cm" svg:height="0.919cm" draw:transform="rotate (1.17809724509595) translate (3.57821819781068cm 4.28833770280928cm)" svg:viewBox="0 0 905 920" svg:d="m905 10814c-75-20-170-73-266-130s-192-126-302-219c-169-170-280-368-337-571">
          <text:p/>
        </draw:path>
        <draw:path draw:style-name="gr7" draw:text-style-name="P1" draw:layer="layout" svg:width="0.902cm" svg:height="0.893cm" draw:transform="rotate (1.96349540849325) translate (4.62793412088383cm 4.64584222144742cm)" svg:viewBox="0 0 903 894" svg:d="m903 5890c-75-20-168-67-264-124s-192-125-302-219c-168-170-281-348-337-551">
          <text:p/>
        </draw:path>
        <draw:line draw:style-name="gr8" draw:text-style-name="P1" draw:layer="layout" svg:x1="5.39cm" svg:y1="3.032cm" svg:x2="5.419cm" svg:y2="2.889cm">
          <text:p/>
        </draw:line>
        <draw:line draw:style-name="gr9" draw:text-style-name="P1" draw:layer="layout" svg:x1="5.317cm" svg:y1="3.678cm" svg:x2="5.379cm" svg:y2="3.642cm">
          <text:p/>
        </draw:line>
        <draw:line draw:style-name="gr9" draw:text-style-name="P1" draw:layer="layout" svg:x1="4.692cm" svg:y1="4.081cm" svg:x2="4.83cm" svg:y2="4.122cm">
          <text:p/>
        </draw:line>
        <draw:line draw:style-name="gr9" draw:text-style-name="P1" draw:layer="layout" svg:x1="4.611cm" svg:y1="2.344cm" svg:x2="4.729cm" svg:y2="2.284cm">
          <text:p/>
        </draw:line>
        <draw:line draw:style-name="gr9" draw:text-style-name="P1" draw:layer="layout" svg:x1="5.171cm" svg:y1="2.662cm" svg:x2="5.319cm" svg:y2="2.699cm">
          <text:p/>
        </draw:line>
        <draw:line draw:style-name="gr8" draw:text-style-name="P1" draw:layer="layout" svg:x1="5.398cm" svg:y1="3.316cm" svg:x2="5.454cm" svg:y2="3.425cm">
          <text:p/>
        </draw:line>
        <draw:line draw:style-name="gr8" draw:text-style-name="P1" draw:layer="layout" svg:x1="4.203cm" svg:y1="2.315cm" svg:x2="4.337cm" svg:y2="2.347cm">
          <text:p/>
        </draw:line>
        <draw:line draw:style-name="gr8" draw:text-style-name="P1" draw:layer="layout" svg:x1="3.572cm" svg:y1="2.994cm" svg:x2="3.649cm" svg:y2="3.127cm">
          <text:p/>
        </draw:line>
        <draw:line draw:style-name="gr8" draw:text-style-name="P1" draw:layer="layout" svg:x1="3.652cm" svg:y1="2.818cm" svg:x2="3.8cm" svg:y2="2.723cm">
          <text:p/>
        </draw:line>
        <draw:line draw:style-name="gr8" draw:text-style-name="P1" draw:layer="layout" svg:x1="3.737cm" svg:y1="3.74cm" svg:x2="3.885cm" svg:y2="3.777cm">
          <text:p/>
        </draw:line>
        <draw:line draw:style-name="gr8" draw:text-style-name="P1" draw:layer="layout" svg:x1="3.628cm" svg:y1="3.531cm" svg:x2="3.657cm" svg:y2="3.387cm">
          <text:p/>
        </draw:line>
        <draw:line draw:style-name="gr8" draw:text-style-name="P1" draw:layer="layout" svg:x1="4.314cm" svg:y1="4.15cm" svg:x2="4.447cm" svg:y2="4.073cm">
          <text:p/>
        </draw:line>
        <draw:frame draw:style-name="gr10" draw:layer="layout" svg:width="0.283cm" svg:height="0.308cm" svg:x="4.359cm" svg:y="3.06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0.207cm" svg:height="0.205cm" draw:transform="rotate (0.7853981633973) translate (4.382cm 4.6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07cm" svg:height="0.205cm" draw:transform="rotate (0.7853981633973) translate (4.378cm 1.8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07cm" svg:height="0.205cm" draw:transform="rotate (0.7853981633973) translate (4.372cm 2.0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07cm" svg:height="0.205cm" draw:transform="rotate (0.7853981633973) translate (4.372cm 4.4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controls" svg:width="2.812cm" svg:height="3.653cm" draw:transform="rotate (0.39269908169865) translate (3.16738462932464cm 1.98981914017721cm)" svg:viewBox="0 0 2813 3654" svg:d="m2025 6101c483 365 785 947 785 1622 28 465-140 921-426 1270-368 449-930 723-1606 762-278 0-541-51-778-146">
          <text:p/>
        </draw:path>
        <draw:line draw:style-name="gr12" draw:text-style-name="P1" draw:layer="controls" svg:x1="5.059cm" svg:y1="1.206cm" svg:x2="4.856cm" svg:y2="1.886cm">
          <text:p/>
        </draw:line>
        <draw:line draw:style-name="gr12" draw:text-style-name="P1" draw:layer="controls" svg:x1="4.602cm" svg:y1="2.018cm" svg:x2="4.856cm" svg:y2="1.835cm">
          <text:p/>
        </draw:line>
        <draw:line draw:style-name="gr12" draw:text-style-name="P1" draw:layer="controls" svg:x1="4.51cm" svg:y1="5.228cm" svg:x2="4.521cm" svg:y2="4.72cm">
          <text:p/>
        </draw:line>
        <draw:path draw:style-name="gr11" draw:text-style-name="P1" draw:layer="controls" svg:width="2.812cm" svg:height="3.653cm" draw:transform="rotate (-2.74889357189174) translate (5.8326153706739cm 4.39618085982467cm)" svg:viewBox="0 0 2813 3654" svg:d="m2025-12587c483 365 785 947 785 1622 28 465-140 921-426 1270-368 449-930 723-1606 762-278 0-541-51-778-146">
          <text:p/>
        </draw:path>
        <draw:line draw:style-name="gr12" draw:text-style-name="P1" draw:layer="controls" svg:x1="4.516cm" svg:y1="1.703cm" svg:x2="4.516cm" svg:y2="1.155cm">
          <text:p/>
        </draw:line>
        <draw:line draw:style-name="gr12" draw:text-style-name="P1" draw:layer="controls" svg:x1="3.972cm" svg:y1="5.177cm" svg:x2="4.155cm" svg:y2="4.568cm">
          <text:p/>
        </draw:line>
        <draw:line draw:style-name="gr12" draw:text-style-name="P1" draw:layer="controls" svg:x1="4.409cm" svg:y1="4.395cm" svg:x2="4.145cm" svg:y2="4.578cm">
          <text:p/>
        </draw:line>
        <draw:frame draw:style-name="gr6" draw:text-style-name="P2" draw:layer="controls" svg:width="0.583cm" svg:height="0.493cm" svg:x="4.368cm" svg:y="1.098cm">
          <draw:text-box>
            <text:p><text:span text:style-name="T1">1</text:span></text:p>
          </draw:text-box>
        </draw:frame>
        <draw:frame draw:style-name="gr6" draw:text-style-name="P2" draw:layer="controls" svg:width="0.583cm" svg:height="0.493cm" svg:x="5.553cm" svg:y="1.606cm">
          <draw:text-box>
            <text:p><text:span text:style-name="T1">2</text:span></text:p>
          </draw:text-box>
        </draw:frame>
        <draw:frame draw:style-name="gr6" draw:text-style-name="P2" draw:layer="controls" svg:width="0.583cm" svg:height="0.493cm" svg:x="6.065cm" svg:y="2.947cm">
          <draw:text-box>
            <text:p><text:span text:style-name="T1">3</text:span></text:p>
          </draw:text-box>
        </draw:frame>
        <draw:frame draw:style-name="gr6" draw:text-style-name="P2" draw:layer="controls" svg:width="0.583cm" svg:height="0.493cm" svg:x="5.522cm" svg:y="4.283cm">
          <draw:text-box>
            <text:p><text:span text:style-name="T1">4</text:span></text:p>
          </draw:text-box>
        </draw:frame>
        <draw:frame draw:style-name="gr6" draw:text-style-name="P2" draw:layer="controls" svg:width="0.583cm" svg:height="0.493cm" svg:x="3.988cm" svg:y="4.827cm">
          <draw:text-box>
            <text:p><text:span text:style-name="T1">5</text:span></text:p>
          </draw:text-box>
        </draw:frame>
        <draw:frame draw:style-name="gr6" draw:text-style-name="P2" draw:layer="controls" svg:width="0.583cm" svg:height="0.493cm" svg:x="2.895cm" svg:y="4.293cm">
          <draw:text-box>
            <text:p><text:span text:style-name="T1">6</text:span></text:p>
          </draw:text-box>
        </draw:frame>
        <draw:frame draw:style-name="gr6" draw:text-style-name="P2" draw:layer="controls" svg:width="0.583cm" svg:height="0.493cm" svg:x="2.373cm" svg:y="2.988cm">
          <draw:text-box>
            <text:p><text:span text:style-name="T1">7</text:span></text:p>
          </draw:text-box>
        </draw:frame>
        <draw:frame draw:style-name="gr6" draw:text-style-name="P2" draw:layer="controls" svg:width="0.583cm" svg:height="0.493cm" svg:x="2.905cm" svg:y="1.616cm">
          <draw:text-box>
            <text:p><text:span text:style-name="T1">8</text:span></text:p>
          </draw:text-box>
        </draw:frame>
        <draw:line draw:style-name="gr8" draw:text-style-name="P1" draw:layer="controls" svg:x1="4.521cm" svg:y1="0.931cm" svg:x2="4.521cm" svg:y2="0.078cm">
          <text:p/>
        </draw:line>
        <draw:frame draw:style-name="gr6" draw:text-style-name="P4" draw:layer="controls" svg:width="1.785cm" svg:height="1.065cm" svg:x="2.736cm" svg:y="-0.344cm">
          <draw:text-box>
            <text:p text:style-name="P3"><text:span text:style-name="T2">قوی مقناطیس</text:span></text:p>
            <text:p text:style-name="P3"><text:span text:style-name="T2">دباؤ <text:s/>کی سمت</text:span></text:p>
          </draw:text-box>
        </draw:frame>
        <draw:frame draw:style-name="gr6" draw:layer="controls" svg:width="0.849cm" svg:height="0.886cm" svg:x="7.145cm" svg:y="2.734cm">
          <draw:text-box>
            <text:p>S</text:p>
          </draw:text-box>
        </draw:frame>
        <draw:frame draw:style-name="gr13" draw:layer="controls" svg:width="0.883cm" svg:height="0.929cm" svg:x="1.008cm" svg:y="2.754cm">
          <draw:text-box>
            <text:p>N</text:p>
          </draw:text-box>
        </draw:frame>
        <draw:g>
          <draw:g>
            <draw:custom-shape draw:style-name="gr2" draw:text-style-name="P1" draw:layer="layout" svg:width="0.203cm" svg:height="0.212cm" svg:x="1.461cm" svg:y="0.9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29cm" svg:height="0.137cm" svg:x="1.498cm" svg:y="0.9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203cm" svg:height="0.212cm" svg:x="1.528cm" svg:y="5.2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.542cm" svg:y1="5.276cm" svg:x2="1.683cm" svg:y2="5.425cm">
              <text:p/>
            </draw:line>
            <draw:line draw:style-name="gr3" draw:text-style-name="P1" draw:layer="layout" svg:x1="1.542cm" svg:y1="5.423cm" svg:x2="1.683cm" svg:y2="5.274cm">
              <text:p/>
            </draw:line>
          </draw:g>
          <draw:line draw:style-name="gr3" draw:text-style-name="P1" draw:layer="layout" svg:x1="1.691cm" svg:y1="0.914cm" svg:x2="1.691cm" svg:y2="1.166cm">
            <text:p/>
          </draw:line>
          <draw:line draw:style-name="gr3" draw:text-style-name="P1" draw:layer="layout" svg:x1="1.392cm" svg:y1="0.914cm" svg:x2="1.392cm" svg:y2="1.166cm">
            <text:p/>
          </draw:line>
          <draw:line draw:style-name="gr3" draw:text-style-name="P1" draw:layer="layout" svg:x1="1.392cm" svg:y1="1.166cm" svg:x2="1.691cm" svg:y2="1.166cm">
            <text:p/>
          </draw:line>
          <draw:line draw:style-name="gr3" draw:text-style-name="P1" draw:layer="layout" svg:x1="0.924cm" svg:y1="0.914cm" svg:x2="1.392cm" svg:y2="0.914cm">
            <text:p/>
          </draw:line>
          <draw:line draw:style-name="gr3" draw:text-style-name="P1" draw:layer="layout" svg:x1="4.145cm" svg:y1="0.914cm" svg:x2="1.692cm" svg:y2="0.914cm">
            <text:p/>
          </draw:line>
          <draw:line draw:style-name="gr3" draw:text-style-name="P1" draw:layer="layout" svg:x1="4.141cm" svg:y1="5.466cm" svg:x2="1.757cm" svg:y2="5.466cm">
            <text:p/>
          </draw:line>
          <draw:line draw:style-name="gr3" draw:text-style-name="P1" draw:layer="layout" svg:x1="1.757cm" svg:y1="5.464cm" svg:x2="1.757cm" svg:y2="5.212cm">
            <text:p/>
          </draw:line>
          <draw:line draw:style-name="gr3" draw:text-style-name="P1" draw:layer="layout" svg:x1="1.757cm" svg:y1="5.212cm" svg:x2="1.468cm" svg:y2="5.212cm">
            <text:p/>
          </draw:line>
          <draw:line draw:style-name="gr3" draw:text-style-name="P1" draw:layer="layout" svg:x1="1.468cm" svg:y1="5.212cm" svg:x2="1.468cm" svg:y2="5.464cm">
            <text:p/>
          </draw:line>
          <draw:line draw:style-name="gr3" draw:text-style-name="P1" draw:layer="layout" svg:x1="1.468cm" svg:y1="5.464cm" svg:x2="1.01cm" svg:y2="5.464cm">
            <text:p/>
          </draw:line>
          <draw:path draw:style-name="gr1" draw:text-style-name="P1" draw:layer="layout" svg:width="2.042cm" svg:height="4.551cm" svg:x="2.103cm" svg:y="0.914cm" svg:viewBox="0 0 2043 4552" svg:d="m2043 4552c-1175-115-2043-1060-2043-2274s867-2163 2042-2278">
            <text:p/>
          </draw:path>
        </draw:g>
        <draw:g>
          <draw:g>
            <draw:custom-shape draw:style-name="gr2" draw:text-style-name="P1" draw:layer="layout" svg:width="0.203cm" svg:height="0.212cm" svg:x="7.336cm" svg:y="0.903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29cm" svg:height="0.137cm" svg:x="7.373cm" svg:y="0.936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203cm" svg:height="0.212cm" svg:x="7.269cm" svg:y="5.224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7.459cm" svg:y1="5.256cm" svg:x2="7.318cm" svg:y2="5.405cm">
              <text:p/>
            </draw:line>
            <draw:line draw:style-name="gr3" draw:text-style-name="P1" draw:layer="layout" svg:x1="7.459cm" svg:y1="5.403cm" svg:x2="7.318cm" svg:y2="5.254cm">
              <text:p/>
            </draw:line>
          </draw:g>
          <draw:line draw:style-name="gr3" draw:text-style-name="P1" draw:layer="layout" svg:x1="7.31cm" svg:y1="0.894cm" svg:x2="7.31cm" svg:y2="1.146cm">
            <text:p/>
          </draw:line>
          <draw:line draw:style-name="gr3" draw:text-style-name="P1" draw:layer="layout" svg:x1="7.609cm" svg:y1="0.894cm" svg:x2="7.609cm" svg:y2="1.146cm">
            <text:p/>
          </draw:line>
          <draw:line draw:style-name="gr3" draw:text-style-name="P1" draw:layer="layout" svg:x1="7.609cm" svg:y1="1.146cm" svg:x2="7.31cm" svg:y2="1.146cm">
            <text:p/>
          </draw:line>
          <draw:line draw:style-name="gr3" draw:text-style-name="P1" draw:layer="layout" svg:x1="8.077cm" svg:y1="0.894cm" svg:x2="7.609cm" svg:y2="0.894cm">
            <text:p/>
          </draw:line>
          <draw:line draw:style-name="gr3" draw:text-style-name="P1" draw:layer="layout" svg:x1="4.856cm" svg:y1="0.894cm" svg:x2="7.309cm" svg:y2="0.894cm">
            <text:p/>
          </draw:line>
          <draw:line draw:style-name="gr3" draw:text-style-name="P1" draw:layer="layout" svg:x1="4.861cm" svg:y1="5.446cm" svg:x2="7.245cm" svg:y2="5.446cm">
            <text:p/>
          </draw:line>
          <draw:line draw:style-name="gr3" draw:text-style-name="P1" draw:layer="layout" svg:x1="7.244cm" svg:y1="5.444cm" svg:x2="7.244cm" svg:y2="5.192cm">
            <text:p/>
          </draw:line>
          <draw:line draw:style-name="gr3" draw:text-style-name="P1" draw:layer="layout" svg:x1="7.244cm" svg:y1="5.192cm" svg:x2="7.533cm" svg:y2="5.192cm">
            <text:p/>
          </draw:line>
          <draw:line draw:style-name="gr3" draw:text-style-name="P1" draw:layer="layout" svg:x1="7.533cm" svg:y1="5.192cm" svg:x2="7.533cm" svg:y2="5.444cm">
            <text:p/>
          </draw:line>
          <draw:line draw:style-name="gr3" draw:text-style-name="P1" draw:layer="layout" svg:x1="7.533cm" svg:y1="5.444cm" svg:x2="7.991cm" svg:y2="5.444cm">
            <text:p/>
          </draw:line>
          <draw:path draw:style-name="gr1" draw:text-style-name="P1" draw:layer="layout" svg:width="2.042cm" svg:height="4.551cm" svg:x="4.855cm" svg:y="0.894cm" svg:viewBox="0 0 2043 4552" svg:d="m0 4552c1175-115 2043-1060 2043-2274s-867-2163-2042-227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